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380" draw:master-page-name="Master1-Layout2-obj-Title-and-Content" presentation:presentation-page-layout-name="Master1-PPL2" draw:id="Slide-257">
        <draw:frame draw:id="id63" presentation:style-name="a384" draw:name="Title 1" svg:x="0.5in" svg:y="0.30035in" svg:width="9in" svg:height="1.25in" presentation:class="title" presentation:placeholder="false">
          <draw:text-box>
            <text:p text:style-name="a383" text:class-names="" text:cond-style-name=""><text:span text:style-name="a381" text:class-names="">Moving Forward</text:span><text:span text:style-name="a382" text:class-names=""/></text:p>
          </draw:text-box>
          <svg:title/>
          <svg:desc/>
        </draw:frame>
        <draw:frame draw:id="id64" presentation:style-name="a402" draw:name="Content Placeholder 2" svg:x="0.5in" svg:y="1.75in" svg:width="9in" svg:height="4.94965in" presentation:class="outline" presentation:placeholder="false">
          <draw:text-box>
            <text:list text:style-name="a387">
              <text:list-item>
                <text:p text:style-name="a386" text:class-names="" text:cond-style-name=""><text:span text:style-name="a385" text:class-names="">Project doesn’t end here</text:span></text:p>
              </text:list-item>
            </text:list>
            <text:list text:style-name="a390">
              <text:list-item>
                <text:list text:style-name="a390">
                  <text:list-item>
                    <text:p text:style-name="a389" text:class-names="" text:cond-style-name=""><text:span text:style-name="a388" text:class-names="">Pitt International Studies office</text:span></text:p>
                  </text:list-item>
                </text:list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>Meeting original requirements<text:s text:c="1"/>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>Completing some dropped user stories</text:span></text:p>
              </text:list-item>
            </text:list>
            <text:list text:style-name="a401">
              <text:list-item>
                <text:p text:style-name="a400" text:class-names="" text:cond-style-name=""><text:span text:style-name="a397" text:class-names="">Helping students locally<text:s text:c="1"/></text:span><text:span text:style-name="a398" text:class-names="">and abroad</text:span><text:span text:style-name="a3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Blaise</meta:initial-creator>
    <dc:creator>Blaise</dc:creator>
    <meta:creation-date>2015-07-27T02:54:34Z</meta:creation-date>
    <dc:date>2015-07-27T03:07:55Z</dc:date>
    <meta:editing-cycles>1</meta:editing-cycles>
    <meta:editing-duration>PT603S</meta:editing-duration>
    <meta:document-statistic meta:paragraph-count="6" meta:word-count="23"/>
  </office:meta>
</office:document-meta>
</file>